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1.508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1.482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IES</text:p>
      <text:p text:style-name="P1"/>
      <text:p text:style-name="P1"><text:tab/><text:span text:style-name="T1">OpenGL – for the client</text:span></text:p>
      <text:p text:style-name="P2"><text:tab/>SDL,SDL_net – for master, server and client</text:p>
      <text:p text:style-name="P2"><text:tab/>wxWidgets – for the game monitor</text:p>
      <text:p text:style-name="P2"><text:tab/>zlib – only when using compressed messages</text:p>
      <text:p text:style-name="P1"/>
      <text:p text:style-name="P1">BUILDING FROM SOURCES</text:p>
      <text:p text:style-name="P2"/>
      <text:p text:style-name="P2">On Linux and Mac:</text:p>
      <text:p text:style-name="P3">make</text:p>
      <text:p text:style-name="P4">On Windows:</text:p>
      <text:p text:style-name="P4"><text:tab/>nmake -f Makefile.nmake (doesn't work yet)</text:p>
      <text:p text:style-name="P4"><text:tab/>of create a Visual Studio Project</text:p>
      <text:p text:style-name="P1"/>
      <text:p text:style-name="P1">USING THE MASTER</text:p>
      <text:p text:style-name="P1"/>
      <text:p text:style-name="P2"><text:tab/>./master &lt;configuration file&gt; &lt;port&gt; [&lt;log_file&gt;]</text:p>
      <text:p text:style-name="P1"/>
      <text:p text:style-name="P1">USING THE SERVER</text:p>
      <text:p text:style-name="P1"/>
      <text:p text:style-name="P5">./server &lt;master_name_or_ip&gt;:&lt;master_port&gt; &lt;local_host_name_or_ip&gt;:&lt;port&gt;</text:p>
      <text:p text:style-name="P2"/>
      <text:p text:style-name="P1">USING THE CLIENT</text:p>
      <text:p text:style-name="P2"/>
      <text:p text:style-name="P5">./client [options]* &lt;server_name_or_ip&gt;:&lt;server_port&gt;</text:p>
      <text:p text:style-name="P5"/>
      <text:p text:style-name="P5">options:</text:p>
      <text:p text:style-name="P5"><text:tab/>--gui</text:p>
      <text:p text:style-name="P5"><text:tab/>--nogui</text:p>
      <text:p text:style-name="P5"><text:tab/>--size=1024x768</text:p>
      <text:p text:style-name="P5"><text:tab/>--bpp=32</text:p>
      <text:p text:style-name="P5"><text:tab/>--fullscreen</text:p>
      <text:p text:style-name="P5"><text:tab/>--disconnect_timeout=5</text:p>
      <text:p text:style-name="P5"><text:tab/>--migration_timeout=5</text:p>
      <text:p text:style-name="P5"><text:tab/>--debug_AI</text:p>
      <text:p text:style-name="P5"><text:tab/>--fps_average_param=0.99</text:p>
      <text:p text:style-name="P5"/>
      <text:p text:style-name="P6">USING THE GAME MONITOR</text:p>
      <text:p text:style-name="P6"/>
      <text:p text:style-name="P4"><text:tab/>./gamemonitor [--offline] &lt;log_fi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ro" style:country-asian="RO" style:font-size-complex="12pt" style:language-complex="ro" style:country-complex="RO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DejaVu Sans" style:font-size-asian="12pt" style:language-asian="ro" style:country-asian="RO" style:font-name-complex="DejaVu Sans" style:font-size-complex="12pt" style:language-complex="ro" style:country-complex="RO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1.38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ihaip</meta:initial-creator>
    <meta:creation-date>2007-03-29T11:16:03</meta:creation-date>
    <dc:date>2007-08-05T17:37:36</dc:date>
    <dc:language>en-CA</dc:language>
    <meta:editing-cycles>14</meta:editing-cycles>
    <meta:editing-duration>PT23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110" meta:character-count="710"/>
  </office:meta>
</office:document-meta>
</file>